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Segoe UI Semilight" svg:font-family="'Segoe UI Semi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7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1.252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1.3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2.93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1.933cm"/>
    </style:style>
    <style:style style:name="co11" style:family="table-column">
      <style:table-column-properties fo:break-before="auto" style:column-width="3.725cm"/>
    </style:style>
    <style:style style:name="co12" style:family="table-column">
      <style:table-column-properties fo:break-before="auto" style:column-width="5.77cm"/>
    </style:style>
    <style:style style:name="co13" style:family="table-column">
      <style:table-column-properties fo:break-before="auto" style:column-width="7.274cm"/>
    </style:style>
    <style:style style:name="co14" style:family="table-column">
      <style:table-column-properties fo:break-before="auto" style:column-width="7.668cm"/>
    </style:style>
    <style:style style:name="co15" style:family="table-column">
      <style:table-column-properties fo:break-before="auto" style:column-width="2.006cm"/>
    </style:style>
    <style:style style:name="co16" style:family="table-column">
      <style:table-column-properties fo:break-before="auto" style:column-width="3.51cm"/>
    </style:style>
    <style:style style:name="co17" style:family="table-column">
      <style:table-column-properties fo:break-before="auto" style:column-width="2.185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3.189cm"/>
    </style:style>
    <style:style style:name="co21" style:family="table-column">
      <style:table-column-properties fo:break-before="auto" style:column-width="4.586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4.731cm"/>
    </style:style>
    <style:style style:name="co24" style:family="table-column">
      <style:table-column-properties fo:break-before="auto" style:column-width="3.475cm"/>
    </style:style>
    <style:style style:name="co25" style:family="table-column">
      <style:table-column-properties fo:break-before="auto" style:column-width="1.863cm"/>
    </style:style>
    <style:style style:name="co26" style:family="table-column">
      <style:table-column-properties fo:break-before="auto" style:column-width="2.221cm"/>
    </style:style>
    <style:style style:name="co27" style:family="table-column">
      <style:table-column-properties fo:break-before="auto" style:column-width="2.741cm"/>
    </style:style>
    <style:style style:name="co28" style:family="table-column">
      <style:table-column-properties fo:break-before="auto" style:column-width="2.581cm"/>
    </style:style>
    <style:style style:name="co29" style:family="table-column">
      <style:table-column-properties fo:break-before="auto" style:column-width="3.297cm"/>
    </style:style>
    <style:style style:name="co30" style:family="table-column">
      <style:table-column-properties fo:break-before="auto" style:column-width="4.658cm"/>
    </style:style>
    <style:style style:name="co31" style:family="table-column">
      <style:table-column-properties fo:break-before="auto" style:column-width="3.26cm"/>
    </style:style>
    <style:style style:name="co32" style:family="table-column">
      <style:table-column-properties fo:break-before="auto" style:column-width="4.623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5.017cm"/>
    </style:style>
    <style:style style:name="co35" style:family="table-column">
      <style:table-column-properties fo:break-before="auto" style:column-width="3.798cm"/>
    </style:style>
    <style:style style:name="co36" style:family="table-column">
      <style:table-column-properties fo:break-before="auto" style:column-width="5.195cm"/>
    </style:style>
    <style:style style:name="co37" style:family="table-column">
      <style:table-column-properties fo:break-before="auto" style:column-width="3.44cm"/>
    </style:style>
    <style:style style:name="co38" style:family="table-column">
      <style:table-column-properties fo:break-before="auto" style:column-width="4.801cm"/>
    </style:style>
    <style:style style:name="co39" style:family="table-column">
      <style:table-column-properties fo:break-before="auto" style:column-width="4.874cm"/>
    </style:style>
    <style:style style:name="co40" style:family="table-column">
      <style:table-column-properties fo:break-before="auto" style:column-width="2.4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11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6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rl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Semilight" fo:font-size="9pt" fo:font-style="normal" fo:text-shadow="none" style:text-underline-style="none" fo:font-weight="bold" style:font-size-asian="9pt" style:font-style-asian="normal" style:font-weight-asian="bold" style:font-name-complex="Segoe UI Semilight" style:font-size-complex="9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Semilight" fo:font-size="16pt" fo:font-style="normal" fo:text-shadow="none" style:text-underline-style="none" fo:font-weight="normal" style:font-size-asian="16pt" style:font-style-asian="normal" style:font-weight-asian="normal" style:font-name-complex="Segoe UI Semilight" style:font-size-complex="16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vertical-align="top" draw:auto-grow-height="false" fo:min-height="0.704cm" fo:min-width="0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vertical-align="top" draw:auto-grow-height="false" fo:min-height="0.56cm" fo:min-width="0cm" fo:padding-top="0.125cm" fo:padding-bottom="0.125cm" fo:padding-left="0.25cm" fo:padding-right="0.25cm" fo:wrap-option="wrap"/>
    </style:style>
    <style:style style:name="gr3" style:family="graphic">
      <style:graphic-properties draw:stroke="none" svg:stroke-width="0cm" draw:fill="none" draw:textarea-vertical-align="top" draw:auto-grow-height="false" fo:min-height="0.586cm" fo:min-width="0.399cm" fo:padding-top="0.125cm" fo:padding-bottom="0.125cm" fo:padding-left="0.25cm" fo:padding-right="0.25cm" fo:wrap-option="wrap"/>
    </style:style>
    <style:style style:name="gr4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4.584cm" fo:padding-top="0.064cm" fo:padding-bottom="0cm" fo:padding-left="0.076cm" fo:padding-right="0cm" fo:wrap-option="wrap"/>
      <style:paragraph-properties style:writing-mode="lr-tb"/>
    </style:style>
    <style:style style:name="gr5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4.611cm" fo:padding-top="0.064cm" fo:padding-bottom="0cm" fo:padding-left="0.076cm" fo:padding-right="0cm" fo:wrap-option="wrap"/>
      <style:paragraph-properties style:writing-mode="lr-tb"/>
    </style:style>
    <style:style style:name="gr6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1.42cm" fo:padding-top="0.064cm" fo:padding-bottom="0cm" fo:padding-left="0cm" fo:padding-right="0.076cm" fo:wrap-option="wrap"/>
      <style:paragraph-properties style:writing-mode="lr-tb"/>
    </style:style>
    <style:style style:name="gr7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8.512cm" fo:padding-top="0.064cm" fo:padding-bottom="0cm" fo:padding-left="0.076cm" fo:padding-right="0cm" fo:wrap-option="wrap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false" fo:min-height="0.586cm" fo:min-width="0cm" fo:padding-top="0.125cm" fo:padding-bottom="0.125cm" fo:padding-left="0.25cm" fo:padding-right="0.25cm" fo:wrap-option="wrap"/>
    </style:style>
    <style:style style:name="gr9" style:family="graphic">
      <style:graphic-properties draw:stroke="none" svg:stroke-width="0cm" draw:fill="none" draw:textarea-vertical-align="top" draw:auto-grow-height="false" fo:min-height="0.587cm" fo:min-width="0cm" fo:padding-top="0.125cm" fo:padding-bottom="0.125cm" fo:padding-left="0.25cm" fo:padding-right="0.25cm" fo:wrap-option="wrap"/>
    </style:style>
    <style:style style:name="gr10" style:family="graphic">
      <style:graphic-properties draw:stroke="none" svg:stroke-width="0cm" draw:fill="none" draw:textarea-vertical-align="top" draw:auto-grow-height="false" fo:min-height="2.369cm" fo:min-width="0cm" fo:padding-top="0.125cm" fo:padding-bottom="0.125cm" fo:padding-left="0.25cm" fo:padding-right="0.25cm" fo:wrap-option="wrap"/>
    </style:style>
    <style:style style:name="gr11" style:family="graphic">
      <style:graphic-properties draw:stroke="none" svg:stroke-width="0cm" draw:fill="none" draw:textarea-vertical-align="top" draw:auto-grow-height="false" fo:min-height="1.55cm" fo:min-width="0cm" fo:padding-top="0.125cm" fo:padding-bottom="0.125cm" fo:padding-left="0.25cm" fo:padding-right="0.25cm" fo:wrap-option="wrap"/>
    </style:style>
    <style:style style:name="gr12" style:family="graphic">
      <style:graphic-properties draw:stroke="none" svg:stroke-width="0cm" draw:fill="none" draw:textarea-vertical-align="top" draw:auto-grow-height="false" fo:min-height="1.548cm" fo:min-width="0cm" fo:padding-top="0.125cm" fo:padding-bottom="0.125cm" fo:padding-left="0.25cm" fo:padding-right="0.25cm" fo:wrap-option="wrap"/>
    </style:style>
    <style:style style:name="gr13" style:family="graphic">
      <style:graphic-properties draw:stroke="none" svg:stroke-width="0cm" draw:fill="none" draw:textarea-vertical-align="top" draw:auto-grow-height="false" fo:min-height="1.549cm" fo:min-width="0cm" fo:padding-top="0.125cm" fo:padding-bottom="0.125cm" fo:padding-left="0.25cm" fo:padding-right="0.25cm" fo:wrap-option="wrap"/>
    </style:style>
    <style:style style:name="gr14" style:family="graphic">
      <style:graphic-properties draw:stroke="none" svg:stroke-width="0cm" draw:fill="none" draw:textarea-vertical-align="top" draw:auto-grow-height="false" fo:min-height="2.368cm" fo:min-width="0cm" fo:padding-top="0.125cm" fo:padding-bottom="0.125cm" fo:padding-left="0.25cm" fo:padding-right="0.25cm" fo:wrap-option="wrap"/>
    </style:style>
    <style:style style:name="gr15" style:family="graphic">
      <style:graphic-properties draw:stroke="none" svg:stroke-width="0cm" draw:fill="none" draw:textarea-vertical-align="top" draw:auto-grow-height="false" fo:min-height="0.703cm" fo:min-width="0cm" fo:padding-top="0.125cm" fo:padding-bottom="0.125cm" fo:padding-left="0.25cm" fo:padding-right="0.25cm" fo:wrap-option="wrap"/>
    </style:style>
    <style:style style:name="gr16" style:family="graphic">
      <style:graphic-properties draw:stroke="none" svg:stroke-width="0cm" draw:fill="none" draw:textarea-vertical-align="top" draw:auto-grow-height="false" fo:min-height="0.702cm" fo:min-width="0cm" fo:padding-top="0.125cm" fo:padding-bottom="0.125cm" fo:padding-left="0.25cm" fo:padding-right="0.25cm" fo:wrap-option="wrap"/>
    </style:style>
    <style:style style:name="gr17" style:family="graphic">
      <style:graphic-properties draw:stroke="none" svg:stroke-width="0cm" draw:fill="none" draw:textarea-vertical-align="top" draw:auto-grow-height="false" fo:min-height="0.675cm" fo:min-width="0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style:paragraph-properties fo:margin-top="0cm" fo:margin-bottom="0cm" fo:line-height="100%" fo:text-align="end" style:writing-mode="rl-tb"/>
    </style:style>
    <style:style style:name="P5" style:family="paragraph">
      <loext:graphic-properties draw:fill="solid" draw:fill-color="#ffffff"/>
      <style:paragraph-properties fo:margin-top="0cm" fo:margin-bottom="0cm" fo:line-height="100%" fo:text-align="end" style:writing-mode="rl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Arial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6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39" table:default-cell-style-name="Default"/>
        <table:table-column table:style-name="co40" table:number-columns-repeated="972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employee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bile_number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general_management</text:p>
          </table:table-cell>
          <table:table-cell table:style-name="ce1" office:value-type="string" calcext:value-type="string">
            <text:p>sub_management</text:p>
          </table:table-cell>
          <table:table-cell table:style-name="ce1" office:value-type="string" calcext:value-type="string">
            <text:p>location_of_work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rom_needs_list</text:p>
          </table:table-cell>
          <table:table-cell table:style-name="ce1" office:value-type="string" calcext:value-type="string">
            <text:p>course_name</text:p>
          </table:table-cell>
          <table:table-cell table:style-name="ce1" office:value-type="string" calcext:value-type="string">
            <text:p>contract_location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course_specialization</text:p>
          </table:table-cell>
          <table:table-cell table:style-name="ce1" office:value-type="string" calcext:value-type="string">
            <text:p>course_plan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hourse_per_day</text:p>
          </table:table-cell>
          <table:table-cell table:style-name="ce1" office:value-type="string" calcext:value-type="string">
            <text:p>total_hours</text:p>
          </table:table-cell>
          <table:table-cell table:style-name="ce1" office:value-type="string" calcext:value-type="string">
            <text:p>instructor_1</text:p>
          </table:table-cell>
          <table:table-cell table:style-name="ce1" office:value-type="string" calcext:value-type="string">
            <text:p>hours_instructor1</text:p>
          </table:table-cell>
          <table:table-cell table:style-name="ce1" office:value-type="string" calcext:value-type="string">
            <text:p>instructor_2</text:p>
          </table:table-cell>
          <table:table-cell table:style-name="ce1" office:value-type="string" calcext:value-type="string">
            <text:p>hours_instructor2</text:p>
          </table:table-cell>
          <table:table-cell table:style-name="ce1" office:value-type="string" calcext:value-type="string">
            <text:p>exam_result</text:p>
          </table:table-cell>
          <table:table-cell table:style-name="ce1" office:value-type="string" calcext:value-type="string">
            <text:p>pass_fail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ate_of_resit</text:p>
          </table:table-cell>
          <table:table-cell table:style-name="ce1" office:value-type="string" calcext:value-type="string">
            <text:p>resit_result</text:p>
          </table:table-cell>
          <table:table-cell table:style-name="ce1" office:value-type="string" calcext:value-type="string">
            <text:p>pass_fail_resit</text:p>
          </table:table-cell>
          <table:table-cell table:style-name="ce1" office:value-type="string" calcext:value-type="string">
            <text:p>instructor1_grade</text:p>
          </table:table-cell>
          <table:table-cell table:style-name="ce1" office:value-type="string" calcext:value-type="string">
            <text:p>course_grade</text:p>
          </table:table-cell>
          <table:table-cell table:style-name="ce1" office:value-type="string" calcext:value-type="string">
            <text:p>instructor2_grade</text:p>
          </table:table-cell>
          <table:table-cell table:style-name="ce1" office:value-type="string" calcext:value-type="string">
            <text:p>direct_manager_grade</text:p>
          </table:table-cell>
          <table:table-cell table:style-name="ce1" office:value-type="string" calcext:value-type="string">
            <text:p>work_test</text:p>
          </table:table-cell>
          <table:table-cell table:style-name="ce1" table:number-columns-repeated="16"/>
          <table:table-cell table:style-name="ce3" table:number-columns-repeated="972"/>
        </table:table-row>
        <table:table-row table:style-name="ro2">
          <table:table-cell table:style-name="ce2" office:value-type="string" calcext:value-type="string">
            <text:p>وكيل</text:p>
          </table:table-cell>
          <table:table-cell table:style-name="ce2" office:value-type="float" office:value="25499" calcext:value-type="float">
            <text:p>25499</text:p>
          </table:table-cell>
          <table:table-cell table:style-name="ce2" office:value-type="string" calcext:value-type="string">
            <text:p>احمد عبدالرسول يوسف عبدالعزيز الانصار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شرطة المطار</text:p>
          </table:table-cell>
          <table:table-cell table:style-name="ce2" table:number-columns-repeated="2"/>
          <table:table-cell table:style-name="ce2" office:value-type="string" calcext:value-type="string">
            <text:p><text:s text:c="3"/>السجلات الجنائية والمرورية - الشعبة الجنائية <text:s/></text:p>
          </table:table-cell>
          <table:table-cell table:style-name="ce2" office:value-type="string" calcext:value-type="string">
            <text:p>دوام رسمي 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عريف</text:p>
          </table:table-cell>
          <table:table-cell table:style-name="ce2" office:value-type="float" office:value="13012" calcext:value-type="float">
            <text:p>13012</text:p>
          </table:table-cell>
          <table:table-cell table:style-name="ce2" office:value-type="string" calcext:value-type="string">
            <text:p>عارف علي صالح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4"/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رقيب أول</text:p>
          </table:table-cell>
          <table:table-cell table:style-name="ce2" office:value-type="float" office:value="23861" calcext:value-type="float">
            <text:p>23861</text:p>
          </table:table-cell>
          <table:table-cell table:style-name="ce2" office:value-type="string" calcext:value-type="string">
            <text:p>عيسى أحمد شكري قائد البلوش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رابعة</text:p>
          </table:table-cell>
          <table:table-cell table:style-name="ce2" office:value-type="string" calcext:value-type="string">
            <text:p>نعم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رقيب أول</text:p>
          </table:table-cell>
          <table:table-cell table:style-name="ce2" office:value-type="float" office:value="25234" calcext:value-type="float">
            <text:p>25234</text:p>
          </table:table-cell>
          <table:table-cell table:style-name="ce2" office:value-type="string" calcext:value-type="string">
            <text:p>خالد احمد محمد الجساس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شرطة المطار</text:p>
          </table:table-cell>
          <table:table-cell table:style-name="ce2" office:value-type="string" calcext:value-type="string">
            <text:p>الأولى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رقيب أول</text:p>
          </table:table-cell>
          <table:table-cell table:style-name="ce2" office:value-type="float" office:value="25288" calcext:value-type="float">
            <text:p>25288</text:p>
          </table:table-cell>
          <table:table-cell table:style-name="ce2" office:value-type="string" calcext:value-type="string">
            <text:p>عبدالله ابراهيم محمد احمد الانصار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مناولة الأمتعة </text:p>
          </table:table-cell>
          <table:table-cell table:style-name="ce2" office:value-type="string" calcext:value-type="string">
            <text:p>الرابع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عريف أول</text:p>
            <draw:custom-shape table:end-cell-address="Sheet1.A8" table:end-x="2.09cm" table:end-y="0.459cm" draw:z-index="37" draw:name="Text Box 5" draw:style-name="gr1" draw:text-style-name="P1" svg:width="0.317cm" svg:height="0.953cm" svg:x="1.773cm" svg:y="0.3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8" table:end-x="0.978cm" table:end-y="0.141cm" draw:z-index="38" draw:name="Text Box 5" draw:style-name="gr1" draw:text-style-name="P1" svg:width="0.317cm" svg:height="0.953cm" svg:x="-3.202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8" table:end-x="0.978cm" table:end-y="0.141cm" draw:z-index="39" draw:name="Text Box 5" draw:style-name="gr1" draw:text-style-name="P1" svg:width="0.317cm" svg:height="0.953cm" svg:x="2.88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14135" calcext:value-type="float">
            <text:p>14135</text:p>
            <draw:custom-shape table:end-cell-address="Sheet1.B8" table:end-x="0.978cm" table:end-y="0.141cm" draw:z-index="74" draw:name="Text Box 5" draw:style-name="gr1" draw:text-style-name="P1" svg:width="0.317cm" svg:height="0.953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أنور علي احمد عل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عريف</text:p>
          </table:table-cell>
          <table:table-cell table:style-name="ce2" office:value-type="float" office:value="38997" calcext:value-type="float">
            <text:p>38997</text:p>
          </table:table-cell>
          <table:table-cell table:style-name="ce2" office:value-type="string" calcext:value-type="string">
            <text:p>مريم علي شنبيه جاسم البلوش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حراسات</text:p>
          </table:table-cell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عريف</text:p>
          </table:table-cell>
          <table:table-cell table:style-name="ce2" office:value-type="float" office:value="23096" calcext:value-type="float">
            <text:p>23096</text:p>
            <draw:custom-shape table:end-cell-address="Sheet1.B10" table:end-x="0.978cm" table:end-y="0.432cm" draw:z-index="73" draw:name="Text Box 5" draw:style-name="gr2" draw:text-style-name="P1" svg:width="0.317cm" svg:height="0.809cm" svg:x="0.661cm" svg:y="0.3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احمد خلف خلفان المخمرى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حراسات</text:p>
          </table:table-cell>
          <table:table-cell table:style-name="ce2" office:value-type="string" calcext:value-type="string">
            <text:p>الثالثة</text:p>
          </table:table-cell>
          <table:table-cell table:style-name="ce2" office:value-type="string" calcext:value-type="string">
            <text:p>نعم </text:p>
            <draw:custom-shape table:end-cell-address="Sheet1.L10" table:end-x="1.665cm" table:end-y="0.459cm" draw:z-index="87" draw:name="Text Box 5" draw:style-name="gr3" draw:text-style-name="P1" svg:width="0.899cm" svg:height="0.836cm" svg:x="0.767cm" svg:y="0.318cm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عريف</text:p>
            <draw:custom-shape table:end-cell-address="Sheet1.B10" table:end-x="2.148cm" table:end-y="0.001cm" draw:z-index="0" draw:name="Text Box 100" draw:style-name="gr4" draw:text-style-name="P3" svg:width="4.66cm" svg:height="0.001cm" svg:x="0.555cm" svg:y="0cm">
              <text:p text:style-name="P2"><text:span text:style-name="T1">Comment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9cm" table:end-y="0.001cm" draw:z-index="1" draw:name="Text Box 98" draw:style-name="gr5" draw:text-style-name="P3" svg:width="4.687cm" svg:height="0.001cm" svg:x="-5.24cm" svg:y="0cm">
              <text:p text:style-name="P2"><text:span text:style-name="T1">Performance Evaluation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8cm" table:end-y="0.001cm" draw:z-index="2" draw:name="Text Box 99" draw:style-name="gr4" draw:text-style-name="P3" svg:width="4.66cm" svg:height="0.001cm" svg:x="0.578cm" svg:y="0cm">
              <text:p text:style-name="P2"><text:span text:style-name="T1">Recommendation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8cm" table:end-y="0.001cm" draw:z-index="3" draw:name="Text Box 100" draw:style-name="gr4" draw:text-style-name="P3" svg:width="4.66cm" svg:height="0.001cm" svg:x="-5.238cm" svg:y="0cm">
              <text:p text:style-name="P2"><text:span text:style-name="T1">Comment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8cm" table:end-y="0.001cm" draw:z-index="15" draw:name="Text Box 100" draw:style-name="gr4" draw:text-style-name="P3" svg:width="4.66cm" svg:height="0.001cm" svg:x="0.578cm" svg:y="0cm">
              <text:p text:style-name="P2"><text:span text:style-name="T1">Comment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9cm" table:end-y="0.001cm" draw:z-index="17" draw:name="Text Box 98" draw:style-name="gr5" draw:text-style-name="P3" svg:width="4.687cm" svg:height="0.001cm" svg:x="-5.263cm" svg:y="0cm">
              <text:p text:style-name="P2"><text:span text:style-name="T1">Performance Evaluation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8cm" table:end-y="0.001cm" draw:z-index="18" draw:name="Text Box 99" draw:style-name="gr4" draw:text-style-name="P3" svg:width="4.66cm" svg:height="0.001cm" svg:x="0.601cm" svg:y="0cm">
              <text:p text:style-name="P2"><text:span text:style-name="T1">Recommendation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3914" calcext:value-type="float">
            <text:p>23914</text:p>
            <draw:custom-shape table:end-cell-address="Sheet1.B10" table:end-x="2.035cm" table:end-y="0.001cm" draw:z-index="16" draw:name="Text Box 102" draw:style-name="gr6" draw:text-style-name="P5" svg:width="1.496cm" svg:height="0.001cm" svg:x="0.74cm" svg:y="0cm">
              <text:p text:style-name="P4"><text:span text:style-name="T1">الملاحظات 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صالح ناجي عوض حسن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حراسات</text:p>
          </table:table-cell>
          <table:table-cell table:style-name="ce2" office:value-type="string" calcext:value-type="string">
            <text:p>الأولى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رقيب أول</text:p>
            <draw:custom-shape table:end-cell-address="Sheet1.C11" table:end-x="3.246cm" table:end-y="0.072cm" draw:z-index="4" draw:name="Text Box 100" draw:style-name="gr7" draw:text-style-name="P3" svg:width="8.588cm" svg:height="0.001cm" svg:x="0.211cm" svg:y="0.071cm">
              <text:p text:style-name="P2"><text:span text:style-name="T1">Comment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9cm" table:end-y="0.001cm" draw:z-index="5" draw:name="Text Box 98" draw:style-name="gr5" draw:text-style-name="P3" svg:width="4.687cm" svg:height="0.001cm" svg:x="-8.48cm" svg:y="0cm">
              <text:p text:style-name="P2"><text:span text:style-name="T1">Performance Evaluation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8cm" table:end-y="0.001cm" draw:z-index="6" draw:name="Text Box 99" draw:style-name="gr4" draw:text-style-name="P3" svg:width="4.66cm" svg:height="0.001cm" svg:x="3.818cm" svg:y="0cm">
              <text:p text:style-name="P2"><text:span text:style-name="T1">Recommen</text:span><text:span text:style-name="T2">d</text:span><text:span text:style-name="T1">ation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8cm" table:end-y="0.001cm" draw:z-index="7" draw:name="Text Box 100" draw:style-name="gr4" draw:text-style-name="P3" svg:width="4.66cm" svg:height="0.001cm" svg:x="-8.478cm" svg:y="0cm">
              <text:p text:style-name="P2"><text:span text:style-name="T1">Comment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C11" table:end-x="3.246cm" table:end-y="0.072cm" draw:z-index="19" draw:name="Text Box 100" draw:style-name="gr7" draw:text-style-name="P3" svg:width="8.588cm" svg:height="0.001cm" svg:x="3.474cm" svg:y="0.071cm">
              <text:p text:style-name="P2"><text:span text:style-name="T1">Comment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9cm" table:end-y="0.001cm" draw:z-index="21" draw:name="Text Box 98" draw:style-name="gr5" draw:text-style-name="P3" svg:width="4.687cm" svg:height="0.001cm" svg:x="-11.743cm" svg:y="0cm">
              <text:p text:style-name="P2"><text:span text:style-name="T1">Performance Evaluation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8cm" table:end-y="0.001cm" draw:z-index="22" draw:name="Text Box 100" draw:style-name="gr4" draw:text-style-name="P3" svg:width="4.66cm" svg:height="0.001cm" svg:x="7.081cm" svg:y="0cm">
              <text:p text:style-name="P2"><text:span text:style-name="T1">Comment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7177" calcext:value-type="float">
            <text:p>27177</text:p>
            <draw:custom-shape table:end-cell-address="Sheet1.B11" table:end-x="2.035cm" table:end-y="0.001cm" draw:z-index="20" draw:name="Text Box 102" draw:style-name="gr6" draw:text-style-name="P5" svg:width="1.496cm" svg:height="0.001cm" svg:x="0.74cm" svg:y="0cm">
              <text:p text:style-name="P4"><text:span text:style-name="T1">الملاحظات 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035cm" table:end-y="0.001cm" draw:z-index="23" draw:name="Text Box 102" draw:style-name="gr6" draw:text-style-name="P5" svg:width="1.496cm" svg:height="0.001cm" svg:x="-2.236cm" svg:y="0cm">
              <text:p text:style-name="P4"><text:span text:style-name="T1">الملاحظات 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حنان يعقوب حسن محمد حسين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ثابت صباح </text:p>
          </table:table-cell>
          <table:table-cell table:style-name="ce2" office:value-type="string" calcext:value-type="string">
            <text:p>نعم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رقيب أول</text:p>
            <draw:custom-shape table:end-cell-address="Sheet1.B12" table:end-x="2.148cm" table:end-y="0.001cm" draw:z-index="8" draw:name="Text Box 100" draw:style-name="gr4" draw:text-style-name="P3" svg:width="4.66cm" svg:height="0.001cm" svg:x="0.555cm" svg:y="0cm">
              <text:p text:style-name="P2"><text:span text:style-name="T1">Comment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9cm" table:end-y="0.001cm" draw:z-index="9" draw:name="Text Box 98" draw:style-name="gr5" draw:text-style-name="P3" svg:width="4.687cm" svg:height="0.001cm" svg:x="-5.24cm" svg:y="0cm">
              <text:p text:style-name="P2"><text:span text:style-name="T1">Performance Evaluation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10" draw:name="Text Box 99" draw:style-name="gr4" draw:text-style-name="P3" svg:width="4.66cm" svg:height="0.001cm" svg:x="0.578cm" svg:y="0cm">
              <text:p text:style-name="P2"><text:span text:style-name="T1">Recommendation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11" draw:name="Text Box 100" draw:style-name="gr4" draw:text-style-name="P3" svg:width="4.66cm" svg:height="0.001cm" svg:x="-5.238cm" svg:y="0cm">
              <text:p text:style-name="P2"><text:span text:style-name="T1">Comment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9cm" table:end-y="0.001cm" draw:z-index="12" draw:name="Text Box 98" draw:style-name="gr5" draw:text-style-name="P3" svg:width="4.687cm" svg:height="0.001cm" svg:x="0.553cm" svg:y="0cm">
              <text:p text:style-name="P2"><text:span text:style-name="T1">Performance Evaluation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13" draw:name="Text Box 99" draw:style-name="gr4" draw:text-style-name="P3" svg:width="4.66cm" svg:height="0.001cm" svg:x="-5.215cm" svg:y="0cm">
              <text:p text:style-name="P2"><text:span text:style-name="T1">Recommen</text:span><text:span text:style-name="T2">d</text:span><text:span text:style-name="T1">ation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14" draw:name="Text Box 100" draw:style-name="gr4" draw:text-style-name="P3" svg:width="4.66cm" svg:height="0.001cm" svg:x="0.555cm" svg:y="0cm">
              <text:p text:style-name="P2"><text:span text:style-name="T1">Comment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24" draw:name="Text Box 100" draw:style-name="gr4" draw:text-style-name="P3" svg:width="4.66cm" svg:height="0.001cm" svg:x="-5.215cm" svg:y="0cm">
              <text:p text:style-name="P2"><text:span text:style-name="T1">Comment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9cm" table:end-y="0.001cm" draw:z-index="26" draw:name="Text Box 98" draw:style-name="gr5" draw:text-style-name="P3" svg:width="4.687cm" svg:height="0.001cm" svg:x="0.53cm" svg:y="0cm">
              <text:p text:style-name="P2"><text:span text:style-name="T1">Performance Evaluation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27" draw:name="Text Box 99" draw:style-name="gr4" draw:text-style-name="P3" svg:width="4.66cm" svg:height="0.001cm" svg:x="-5.192cm" svg:y="0cm">
              <text:p text:style-name="P2"><text:span text:style-name="T1">Recommendation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28" draw:name="Text Box 100" draw:style-name="gr4" draw:text-style-name="P3" svg:width="4.66cm" svg:height="0.001cm" svg:x="0.532cm" svg:y="0cm">
              <text:p text:style-name="P2"><text:span text:style-name="T1">Comment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9cm" table:end-y="0.001cm" draw:z-index="31" draw:name="Text Box 98" draw:style-name="gr5" draw:text-style-name="P3" svg:width="4.687cm" svg:height="0.001cm" svg:x="-5.217cm" svg:y="0cm">
              <text:p text:style-name="P2"><text:span text:style-name="T1">Performance Evaluation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32" draw:name="Text Box 99" draw:style-name="gr4" draw:text-style-name="P3" svg:width="4.66cm" svg:height="0.001cm" svg:x="0.555cm" svg:y="0cm">
              <text:p text:style-name="P2"><text:span text:style-name="T1">Recommen</text:span><text:span text:style-name="T2">d</text:span><text:span text:style-name="T1">ations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3200" calcext:value-type="float">
            <text:p>23200</text:p>
            <draw:custom-shape table:end-cell-address="Sheet1.B12" table:end-x="2.035cm" table:end-y="0.001cm" draw:z-index="25" draw:name="Text Box 102" draw:style-name="gr6" draw:text-style-name="P5" svg:width="1.496cm" svg:height="0.001cm" svg:x="0.74cm" svg:y="0cm">
              <text:p text:style-name="P4"><text:span text:style-name="T1">الملاحظات 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035cm" table:end-y="0.001cm" draw:z-index="29" draw:name="Text Box 102" draw:style-name="gr6" draw:text-style-name="P5" svg:width="1.496cm" svg:height="0.001cm" svg:x="-2.236cm" svg:y="0cm">
              <text:p text:style-name="P4"><text:span text:style-name="T2">الملاحظات</text:span><text:span text:style-name="T1"> 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035cm" table:end-y="0.001cm" draw:z-index="30" draw:name="Text Box 102" draw:style-name="gr6" draw:text-style-name="P5" svg:width="1.496cm" svg:height="0.001cm" svg:x="0.74cm" svg:y="0cm">
              <text:p text:style-name="P4"><text:span text:style-name="T1">الملاحظات 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منذر خليفه سلطان الخجلان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شرطة المطار</text:p>
          </table:table-cell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عريف أول</text:p>
            <draw:custom-shape table:end-cell-address="Sheet1.A14" table:end-x="0.978cm" table:end-y="0.14cm" draw:z-index="41" draw:name="Text Box 5" draw:style-name="gr8" draw:text-style-name="P1" svg:width="0.317cm" svg:height="0.835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4" table:end-x="0.978cm" table:end-y="0.14cm" draw:z-index="42" draw:name="Text Box 5" draw:style-name="gr8" draw:text-style-name="P1" svg:width="0.317cm" svg:height="0.835cm" svg:x="-0.978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4" table:end-x="0.978cm" table:end-y="0.14cm" draw:z-index="43" draw:name="Text Box 5" draw:style-name="gr8" draw:text-style-name="P1" svg:width="0.317cm" svg:height="0.835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4" table:end-x="0.978cm" table:end-y="0.14cm" draw:z-index="44" draw:name="Text Box 5" draw:style-name="gr8" draw:text-style-name="P1" svg:width="0.317cm" svg:height="0.835cm" svg:x="-0.978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8278" calcext:value-type="float">
            <text:p>28278</text:p>
            <draw:custom-shape table:end-cell-address="Sheet1.B14" table:end-x="0.978cm" table:end-y="0.14cm" draw:z-index="76" draw:name="Text Box 5" draw:style-name="gr8" draw:text-style-name="P1" svg:width="0.317cm" svg:height="0.835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4" table:end-x="0.978cm" table:end-y="0.14cm" draw:z-index="77" draw:name="Text Box 5" draw:style-name="gr8" draw:text-style-name="P1" svg:width="0.317cm" svg:height="0.835cm" svg:x="-0.978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مروه محمد سعيد محمد خميس القحوم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المغادرون والقادمون </text:p>
          </table:table-cell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عريف</text:p>
            <draw:custom-shape table:end-cell-address="Sheet1.A15" table:end-x="0.837cm" table:end-y="0.608cm" draw:z-index="40" draw:name="Text Box 5" draw:style-name="gr2" draw:text-style-name="P1" svg:width="0.317cm" svg:height="0.809cm" svg:x="0.52cm" svg:y="0.49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4589" calcext:value-type="float">
            <text:p>24589</text:p>
          </table:table-cell>
          <table:table-cell table:style-name="ce2" office:value-type="string" calcext:value-type="string">
            <text:p>فيصل حسن سليمان البلوش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الثاني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شرطي اول</text:p>
          </table:table-cell>
          <table:table-cell table:style-name="ce2" office:value-type="float" office:value="13642" calcext:value-type="float">
            <text:p>13642</text:p>
            <draw:custom-shape table:end-cell-address="Sheet1.B15" table:end-x="2.035cm" table:end-y="0.001cm" draw:z-index="33" draw:name="Text Box 102" draw:style-name="gr6" draw:text-style-name="P5" svg:width="1.496cm" svg:height="0.001cm" svg:x="0.74cm" svg:y="0cm">
              <text:p text:style-name="P4"><text:span text:style-name="T1">الملاحظات 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5" table:end-x="2.035cm" table:end-y="0.001cm" draw:z-index="34" draw:name="Text Box 102" draw:style-name="gr6" draw:text-style-name="P5" svg:width="1.496cm" svg:height="0.001cm" svg:x="-2.236cm" svg:y="0cm">
              <text:p text:style-name="P4"><text:span text:style-name="T1">الملاحظات 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6" table:end-x="0.978cm" table:end-y="0.114cm" draw:z-index="75" draw:name="Text Box 5" draw:style-name="gr2" draw:text-style-name="P1" svg:width="0.317cm" svg:height="0.809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امل عبدالرحمن عل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ادارة أمن مبنى 2</text:p>
          </table:table-cell>
          <table:table-cell table:style-name="ce2" table:number-columns-repeated="2"/>
          <table:table-cell table:style-name="ce2">
            <draw:custom-shape table:end-cell-address="Sheet1.J16" table:end-x="5.238cm" table:end-y="0.353cm" draw:z-index="86" draw:name="Text Box 5" draw:style-name="gr9" draw:text-style-name="P1" svg:width="0.317cm" svg:height="0.836cm" svg:x="4.921cm" svg:y="0.21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صباح رسمي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رقيب أول</text:p>
          </table:table-cell>
          <table:table-cell table:style-name="ce2" office:value-type="float" office:value="23022" calcext:value-type="float">
            <text:p>23022</text:p>
          </table:table-cell>
          <table:table-cell table:style-name="ce2" office:value-type="string" calcext:value-type="string">
            <text:p>احمد موسى سعيد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ادارة أمن مبنى 2</text:p>
          </table:table-cell>
          <table:table-cell table:style-name="ce2" table:number-columns-repeated="3"/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20" table:end-x="0.978cm" table:end-y="0.502cm" draw:z-index="45" draw:name="Text Box 5" draw:style-name="gr10" draw:text-style-name="P1" svg:width="0.317cm" svg:height="2.618cm" svg:x="0.661cm" svg:y="0.3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9" table:end-x="0.978cm" table:end-y="0.176cm" draw:z-index="48" draw:name="Text Box 5" draw:style-name="gr11" draw:text-style-name="P1" svg:width="0.317cm" svg:height="1.799cm" svg:x="-0.978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9" table:end-x="0.978cm" table:end-y="0.176cm" draw:z-index="49" draw:name="Text Box 5" draw:style-name="gr11" draw:text-style-name="P1" svg:width="0.317cm" svg:height="1.799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9" table:end-x="0.978cm" table:end-y="0.176cm" draw:z-index="50" draw:name="Text Box 5" draw:style-name="gr11" draw:text-style-name="P1" svg:width="0.317cm" svg:height="1.799cm" svg:x="-0.978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9" table:end-x="0.978cm" table:end-y="0.176cm" draw:z-index="51" draw:name="Text Box 5" draw:style-name="gr11" draw:text-style-name="P1" svg:width="0.317cm" svg:height="1.799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35161" calcext:value-type="float">
            <text:p>35161</text:p>
            <draw:custom-shape table:end-cell-address="Sheet1.B20" table:end-x="0.978cm" table:end-y="0.502cm" draw:z-index="78" draw:name="Text Box 5" draw:style-name="gr10" draw:text-style-name="P1" svg:width="0.317cm" svg:height="2.618cm" svg:x="0.661cm" svg:y="0.3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نجاة عبدالله محمد البلوش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المغادرون والقادمون </text:p>
          </table:table-cell>
          <table:table-cell table:style-name="ce2" office:value-type="string" calcext:value-type="string">
            <text:p>الأولى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20" table:end-x="0.978cm" table:end-y="0.175cm" draw:z-index="52" draw:name="Text Box 5" draw:style-name="gr12" draw:text-style-name="P1" svg:width="0.317cm" svg:height="1.797cm" svg:x="0.661cm" svg:y="0.0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0" table:end-x="0.978cm" table:end-y="0.175cm" draw:z-index="53" draw:name="Text Box 5" draw:style-name="gr12" draw:text-style-name="P1" svg:width="0.317cm" svg:height="1.797cm" svg:x="-0.978cm" svg:y="0.0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0" table:end-x="0.978cm" table:end-y="0.175cm" draw:z-index="56" draw:name="Text Box 5" draw:style-name="gr12" draw:text-style-name="P1" svg:width="0.317cm" svg:height="1.797cm" svg:x="0.661cm" svg:y="0.0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0" table:end-x="0.978cm" table:end-y="0.175cm" draw:z-index="57" draw:name="Text Box 5" draw:style-name="gr12" draw:text-style-name="P1" svg:width="0.317cm" svg:height="1.797cm" svg:x="-0.978cm" svg:y="0.0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0" table:end-x="0.978cm" table:end-y="0.175cm" draw:z-index="58" draw:name="Text Box 5" draw:style-name="gr12" draw:text-style-name="P1" svg:width="0.317cm" svg:height="1.797cm" svg:x="0.661cm" svg:y="0.0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13472" calcext:value-type="float">
            <text:p>13472</text:p>
            <draw:custom-shape table:end-cell-address="Sheet1.B18" table:end-x="2.035cm" table:end-y="0.001cm" draw:z-index="35" draw:name="Text Box 102" draw:style-name="gr6" draw:text-style-name="P5" svg:width="1.496cm" svg:height="0.001cm" svg:x="0.74cm" svg:y="0.001cm">
              <text:p text:style-name="P4"><text:span text:style-name="T1">الملاحظات 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8" table:end-x="2.035cm" table:end-y="0.001cm" draw:z-index="36" draw:name="Text Box 102" draw:style-name="gr6" draw:text-style-name="P5" svg:width="1.496cm" svg:height="0.001cm" svg:x="-2.236cm" svg:y="0.001cm">
              <text:p text:style-name="P4"><text:span text:style-name="T1">الملاحظات 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موزه سالم حسن عل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3</text:p>
          </table:table-cell>
          <table:table-cell table:style-name="ce2" table:number-columns-repeated="4"/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21" table:end-x="0.978cm" table:end-y="0.175cm" draw:z-index="54" draw:name="Text Box 5" draw:style-name="gr13" draw:text-style-name="P1" svg:width="0.317cm" svg:height="1.798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1" table:end-x="0.978cm" table:end-y="0.175cm" draw:z-index="55" draw:name="Text Box 5" draw:style-name="gr13" draw:text-style-name="P1" svg:width="0.317cm" svg:height="1.798cm" svg:x="-0.978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30955" calcext:value-type="float">
            <text:p>30955</text:p>
            <draw:custom-shape table:end-cell-address="Sheet1.B22" table:end-x="0.978cm" table:end-y="0.501cm" draw:z-index="81" draw:name="Text Box 5" draw:style-name="gr14" draw:text-style-name="P1" svg:width="0.317cm" svg:height="2.617cm" svg:x="0.661cm" svg:y="0.3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عائشة عبدالله مصبح 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الثالث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22" table:end-x="0.978cm" table:end-y="0.175cm" draw:z-index="46" draw:name="Text Box 5" draw:style-name="gr13" draw:text-style-name="P1" svg:width="0.317cm" svg:height="1.798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2" table:end-x="0.978cm" table:end-y="0.175cm" draw:z-index="47" draw:name="Text Box 5" draw:style-name="gr13" draw:text-style-name="P1" svg:width="0.317cm" svg:height="1.798cm" svg:x="-0.978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8300" calcext:value-type="float">
            <text:p>28300</text:p>
            <draw:custom-shape table:end-cell-address="Sheet1.B22" table:end-x="0.978cm" table:end-y="0.175cm" draw:z-index="79" draw:name="Text Box 5" draw:style-name="gr13" draw:text-style-name="P1" svg:width="0.317cm" svg:height="1.798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22" table:end-x="0.978cm" table:end-y="0.175cm" draw:z-index="80" draw:name="Text Box 5" draw:style-name="gr13" draw:text-style-name="P1" svg:width="0.317cm" svg:height="1.798cm" svg:x="-0.978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عبدالله على محمد على حسن بردول الغافرى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رابع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عريف اول </text:p>
          </table:table-cell>
          <table:table-cell table:style-name="ce2" office:value-type="float" office:value="30890" calcext:value-type="float">
            <text:p>30890</text:p>
          </table:table-cell>
          <table:table-cell table:style-name="ce2" office:value-type="string" calcext:value-type="string">
            <text:p>شيخه خالد محمد على موسجى</text:p>
          </table:table-cell>
          <table:table-cell table:number-columns-repeated="3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طيران الخاص</text:p>
          </table:table-cell>
          <table:table-cell table:style-name="ce2" office:value-type="string" calcext:value-type="string">
            <text:p>الثاني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عريف</text:p>
          </table:table-cell>
          <table:table-cell table:style-name="ce2" office:value-type="float" office:value="20753" calcext:value-type="float">
            <text:p>20753</text:p>
          </table:table-cell>
          <table:table-cell table:style-name="ce2" office:value-type="string" calcext:value-type="string">
            <text:p>رعد عباد علي</text:p>
          </table:table-cell>
          <table:table-cell table:number-columns-repeated="3"/>
          <table:table-cell table:style-name="ce2" office:value-type="string" calcext:value-type="string">
            <text:p>ادارة أمن مبنى 2</text:p>
          </table:table-cell>
          <table:table-cell table:style-name="ce2" table:number-columns-repeated="3"/>
          <table:table-cell table:style-name="ce2" office:value-type="string" calcext:value-type="string">
            <text:p>الأولى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عريف</text:p>
          </table:table-cell>
          <table:table-cell table:style-name="ce2" office:value-type="float" office:value="8485" calcext:value-type="float">
            <text:p>8485</text:p>
          </table:table-cell>
          <table:table-cell table:style-name="ce2" office:value-type="string" calcext:value-type="string">
            <text:p>خميس عثمان محمد على البلوشى</text:p>
          </table:table-cell>
          <table:table-cell table:number-columns-repeated="3"/>
          <table:table-cell table:style-name="ce2" office:value-type="string" calcext:value-type="string">
            <text:p>إدارة أمن مبنى 3</text:p>
          </table:table-cell>
          <table:table-cell table:style-name="ce2" table:number-columns-repeated="4"/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21620" calcext:value-type="float">
            <text:p>21620</text:p>
          </table:table-cell>
          <table:table-cell table:style-name="ce2" office:value-type="string" calcext:value-type="string">
            <text:p>مبارك خميس مبارك خميس</text:p>
          </table:table-cell>
          <table:table-cell table:number-columns-repeated="3"/>
          <table:table-cell table:style-name="ce2" office:value-type="string" calcext:value-type="string">
            <text:p>إدارة أمن مبنى 3</text:p>
          </table:table-cell>
          <table:table-cell table:style-name="ce2" table:number-columns-repeated="4"/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34889" calcext:value-type="float">
            <text:p>34889</text:p>
          </table:table-cell>
          <table:table-cell table:style-name="ce2" office:value-type="string" calcext:value-type="string">
            <text:p>مروان كريم شاهين الحوطي</text:p>
          </table:table-cell>
          <table:table-cell table:number-columns-repeated="3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المغادرون والقادمون </text:p>
          </table:table-cell>
          <table:table-cell table:style-name="ce2" office:value-type="string" calcext:value-type="string">
            <text:p>الرابع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34417" calcext:value-type="float">
            <text:p>34417</text:p>
          </table:table-cell>
          <table:table-cell table:style-name="ce2" office:value-type="string" calcext:value-type="string">
            <text:p>احمد ابشر صديق قسم السيد</text:p>
          </table:table-cell>
          <table:table-cell table:number-columns-repeated="3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المغادرون والقادمون </text:p>
          </table:table-cell>
          <table:table-cell table:style-name="ce2" office:value-type="string" calcext:value-type="string">
            <text:p>الرابع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رقيب أول</text:p>
          </table:table-cell>
          <table:table-cell table:style-name="ce2" office:value-type="float" office:value="28647" calcext:value-type="float">
            <text:p>28647</text:p>
          </table:table-cell>
          <table:table-cell table:style-name="ce2" office:value-type="string" calcext:value-type="string">
            <text:p>عيسى جمعه الماس سالم البلوشي</text:p>
          </table:table-cell>
          <table:table-cell table:number-columns-repeated="3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29" table:end-x="0.978cm" table:end-y="0.141cm" draw:z-index="62" draw:name="Text Box 5" draw:style-name="gr15" draw:text-style-name="P1" svg:width="0.317cm" svg:height="0.952cm" svg:x="0.661cm" svg:y="0.0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9" table:end-x="0.978cm" table:end-y="0.141cm" draw:z-index="63" draw:name="Text Box 5" draw:style-name="gr15" draw:text-style-name="P1" svg:width="0.317cm" svg:height="0.952cm" svg:x="-0.978cm" svg:y="0.0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32183" calcext:value-type="float">
            <text:p>32183</text:p>
          </table:table-cell>
          <table:table-cell table:style-name="ce2" office:value-type="string" calcext:value-type="string">
            <text:p>محمد عبدالله علي اميري البلوشي</text:p>
          </table:table-cell>
          <table:table-cell table:number-columns-repeated="3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30" table:end-x="0.978cm" table:end-y="0.14cm" draw:z-index="59" draw:name="Text Box 5" draw:style-name="gr16" draw:text-style-name="P1" svg:width="0.317cm" svg:height="0.951cm" svg:x="0.661cm" svg:y="0.0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14cm" draw:z-index="64" draw:name="Text Box 5" draw:style-name="gr16" draw:text-style-name="P1" svg:width="0.317cm" svg:height="0.951cm" svg:x="-0.978cm" svg:y="0.0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14cm" draw:z-index="65" draw:name="Text Box 5" draw:style-name="gr16" draw:text-style-name="P1" svg:width="0.317cm" svg:height="0.951cm" svg:x="0.661cm" svg:y="0.0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14cm" draw:z-index="66" draw:name="Text Box 5" draw:style-name="gr16" draw:text-style-name="P1" svg:width="0.317cm" svg:height="0.951cm" svg:x="-0.978cm" svg:y="0.0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14cm" draw:z-index="67" draw:name="Text Box 5" draw:style-name="gr16" draw:text-style-name="P1" svg:width="0.317cm" svg:height="0.951cm" svg:x="0.661cm" svg:y="0.0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431cm" draw:z-index="70" draw:name="Text Box 5" draw:style-name="gr17" draw:text-style-name="P1" svg:width="0.317cm" svg:height="0.924cm" svg:x="-0.978cm" svg:y="0.31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35130" calcext:value-type="float">
            <text:p>35130</text:p>
            <draw:custom-shape table:end-cell-address="Sheet1.B30" table:end-x="0.978cm" table:end-y="0.14cm" draw:z-index="82" draw:name="Text Box 5" draw:style-name="gr16" draw:text-style-name="P1" svg:width="0.317cm" svg:height="0.951cm" svg:x="0.661cm" svg:y="0.00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مريم حسن محمد عبدالله حسين</text:p>
          </table:table-cell>
          <table:table-cell table:number-columns-repeated="3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طيران الخاص</text:p>
          </table:table-cell>
          <table:table-cell table:style-name="ce2" office:value-type="string" calcext:value-type="string">
            <text:p>الرابع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عريف</text:p>
            <draw:custom-shape table:end-cell-address="Sheet1.A31" table:end-x="0.978cm" table:end-y="0.141cm" draw:z-index="60" draw:name="Text Box 5" draw:style-name="gr1" draw:text-style-name="P1" svg:width="0.317cm" svg:height="0.953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61" draw:name="Text Box 5" draw:style-name="gr1" draw:text-style-name="P1" svg:width="0.317cm" svg:height="0.953cm" svg:x="-0.978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68" draw:name="Text Box 5" draw:style-name="gr1" draw:text-style-name="P1" svg:width="0.317cm" svg:height="0.953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69" draw:name="Text Box 5" draw:style-name="gr1" draw:text-style-name="P1" svg:width="0.317cm" svg:height="0.953cm" svg:x="-0.978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71" draw:name="Text Box 5" draw:style-name="gr1" draw:text-style-name="P1" svg:width="0.317cm" svg:height="0.953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72" draw:name="Text Box 5" draw:style-name="gr1" draw:text-style-name="P1" svg:width="0.317cm" svg:height="0.953cm" svg:x="-0.978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6023" calcext:value-type="float">
            <text:p>26023</text:p>
            <draw:custom-shape table:end-cell-address="Sheet1.B31" table:end-x="0.978cm" table:end-y="0.141cm" draw:z-index="83" draw:name="Text Box 5" draw:style-name="gr1" draw:text-style-name="P1" svg:width="0.317cm" svg:height="0.953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31" table:end-x="0.978cm" table:end-y="0.141cm" draw:z-index="84" draw:name="Text Box 5" draw:style-name="gr1" draw:text-style-name="P1" svg:width="0.317cm" svg:height="0.953cm" svg:x="-0.978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31" table:end-x="0.978cm" table:end-y="0.141cm" draw:z-index="85" draw:name="Text Box 5" draw:style-name="gr1" draw:text-style-name="P1" svg:width="0.317cm" svg:height="0.953cm" svg:x="0.661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نواف بن عبدالله بن ناصر المخمري</text:p>
          </table:table-cell>
          <table:table-cell table:number-columns-repeated="3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34720" calcext:value-type="float">
            <text:p>34720</text:p>
          </table:table-cell>
          <table:table-cell table:style-name="ce2" office:value-type="string" calcext:value-type="string">
            <text:p>عمران علي جل محمد نور</text:p>
          </table:table-cell>
          <table:table-cell table:number-columns-repeated="3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الأولى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Segoe UI Semilight" svg:font-family="'Segoe UI Semi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_20_4" style:display-name="Normal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rosoft Office User</meta:initial-creator>
    <meta:creation-date>2022-07-26T05:21:52</meta:creation-date>
    <dc:date>2022-08-12T11:25:38.687656230</dc:date>
    <meta:generator>LibreOffice/6.3.4.2$Linux_X86_64 LibreOffice_project/30$Build-2</meta:generator>
    <meta:editing-duration>PT12M21S</meta:editing-duration>
    <meta:editing-cycles>4</meta:editing-cycles>
    <meta:document-statistic meta:table-count="1" meta:cell-count="505" meta:object-count="8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